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6706c" officeooo:paragraph-rsid="0016706c"/>
    </style:style>
    <style:style style:name="P2" style:family="paragraph" style:parent-style-name="Standard">
      <style:text-properties officeooo:rsid="0016706c" officeooo:paragraph-rsid="00185f6e"/>
    </style:style>
    <style:style style:name="P3" style:family="paragraph" style:parent-style-name="Standard">
      <style:text-properties officeooo:rsid="00185f6e" officeooo:paragraph-rsid="00185f6e"/>
    </style:style>
    <style:style style:name="T1" style:family="text">
      <style:text-properties officeooo:rsid="00185f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EN 174L 3 OCTOBER</text:p>
      <text:p text:style-name="P1">design doc due 10 October next week</text:p>
      <text:p text:style-name="P1">today: 1. discuss design doc. </text:p>
      <text:p text:style-name="P1">2. <text:s/>hand back problem statements</text:p>
      <text:p text:style-name="P1">3. <text:s text:c="2"/>work in group</text:p>
      <text:p text:style-name="P1"/>
      <text:p text:style-name="P1">Design Document Components</text:p>
      <text:p text:style-name="P1">1. Title Page</text:p>
      <text:p text:style-name="P1">2. Table of Contents</text:p>
      <text:p text:style-name="P1"><text:s text:c="4"/>Table of figures</text:p>
      <text:p text:style-name="P1">3. <text:s/>Abstract <text:s/>– abbreviated problem statement</text:p>
      <text:p text:style-name="P1">4. <text:s/>Introduction – essentially the problem statement</text:p>
      <text:p text:style-name="P1">5. <text:s/>Requirements – lists systems functional requirements, non-functional requirements, and design constraints. Breakdown of importance to functional and nonfunctional reqs: critical(essential to proj. desc.), recommended(enhance, ease of use, complete system regardless), and suggested(additional, help quality, minor).</text:p>
      <text:p text:style-name="P1">6. <text:s/>Use Cases* *gone over Wednesday</text:p>
      <text:p text:style-name="P1">7. <text:s/>Activity diagram* *gone over Wednesday</text:p>
      <text:p text:style-name="P1">8. <text:s/>Conceptual Model – give reader sense of what final product will look like in design use and implementation. Can be mock-ups and layouts, and how users will interact, how site will work from user perspective.</text:p>
      <text:p text:style-name="P1">9. Architectural diagram – more technical, includes diagram layout of chosen architecture and how components fit into it.</text:p>
      <text:p text:style-name="P1">10. Technology used – list of different technologies the project directly used and brief description; includes programming language; don't need to explain the design center web servers. List third party software and uncommon items here, may need more description. </text:p>
      <text:p text:style-name="P1">11. Design rationale – explains 1) justification of the user side of the product, why it was designed the way it was in terms of the user's perspective and use of the system. 2) justification of why we used the technologies we used.</text:p>
      <text:p text:style-name="P1">12. Test Plan – brief as needed, <text:span text:style-name="T1">half page talking about testing components in system.</text:span></text:p>
      <text:p text:style-name="P1">13. <text:s/>Risk analysis* *gone over Wednesday</text:p>
      <text:p text:style-name="P1">14. <text:s/>Development time-line* *gone over Wednesday</text:p>
      <text:p text:style-name="P1"/>
      <text:p text:style-name="P1"/>
      <text:p text:style-name="P3">Layout etc</text:p>
      <text:p text:style-name="P2"><text:span text:style-name="T1">Must be consistent with itself, fits current design, basically a rough draft</text:span></text:p>
      <text:p text:style-name="P3">After introduction, able to choose order as makes sense</text:p>
      <text:p text:style-name="P3">Formatting important, needs consistency, professional </text:p>
      <text:p text:style-name="P3">Overleaf is an online collab latec generato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3T14:19:15.905779623</meta:creation-date>
    <dc:date>2016-10-03T14:43:48.893195083</dc:date>
    <meta:editing-duration>PT6M52S</meta:editing-duration>
    <meta:editing-cycles>1</meta:editing-cycles>
    <meta:document-statistic meta:table-count="0" meta:image-count="0" meta:object-count="0" meta:page-count="1" meta:paragraph-count="26" meta:word-count="289" meta:character-count="1947" meta:non-whitespace-character-count="1657"/>
    <meta:generator>LibreOffice/4.3.7.2$Linux_X86_64 LibreOffice_project/430$Build-2</meta:generator>
  </office:meta>
</office:document-meta>
</file>